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language="fr" fo:country="FR"/>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T7" style:parent-style-name="Policepardéfaut" style:family="text">
      <style:text-properties fo:language="fr" fo:country="FR"/>
    </style:style>
  </office:automatic-styles>
  <office:body>
    <office:text text:use-soft-page-breaks="true">
      <text:p text:style-name="P1">PPP :</text:p>
      <text:p text:style-name="P2"/>
      <text:p text:style-name="P3">Wakfu/dofus : strategie, travail d’équipe, optimisation</text:p>
      <text:p text:style-name="P4">FPS : relfexes</text:p>
      <text:p text:style-name="P5">En générale : amélioration des capacités de traitement des informations. Permet de stimuler la mémoire, la vision, la synchronisation entre les yeux et les mains, tout en<text:s/>favorisant l'apprentissage, aptitude sociale, améliore le processus de décision, améliore la motricité entre les yeux et les mains, multitâche, facilite la résolution de problèmes, réduction du stress, amélioration de la concentration, améliorer la vue</text:p>
      <text:p text:style-name="P6">Des<text:s/>ados qui jouent aux jeux vidéo s’en sorte mieux sur un simulateur d’opération que des vrais internes en médecine<text:s/></text:p>
      <text:p text:style-name="Normal"><text:span text:style-name="T7">Minecraft etc ... : créativité<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 Tran</meta:initial-creator>
    <dc:creator>Florian Tran</dc:creator>
    <meta:creation-date>2022-05-25T06:08:00Z</meta:creation-date>
    <dc:date>2022-05-25T19:46:00Z</dc:date>
    <meta:template xlink:href="Normal" xlink:type="simple"/>
    <meta:editing-cycles>5</meta:editing-cycles>
    <meta:editing-duration>PT0S</meta:editing-duration>
    <meta:document-statistic meta:page-count="1" meta:paragraph-count="1" meta:word-count="97" meta:character-count="651" meta:row-count="4" meta:non-whitespace-character-count="555"/>
  </office:meta>
</office:document-meta>
</file>